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019cm" fo:margin-left="0.04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001cm"/>
    </style:style>
    <style:style style:name="Tabla1.D" style:family="table-column">
      <style:table-column-properties style:column-width="2cm"/>
    </style:style>
    <style:style style:name="Tabla1.E" style:family="table-column">
      <style:table-column-properties style:column-width="1.016cm"/>
    </style:style>
    <style:style style:name="Tabla1.F" style:family="table-column">
      <style:table-column-properties style:column-width="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13" style:family="table-row">
      <style:table-row-properties fo:background-color="transparent" fo:keep-together="auto">
        <style:background-image/>
      </style:table-row-properties>
    </style:style>
    <style:style style:name="Tabla1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language="ca" fo:country="ES"/>
    </style:style>
    <style:style style:name="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4" style:family="paragraph" style:parent-style-name="Header">
      <style:text-properties fo:font-size="8pt" officeooo:rsid="0048d237" officeooo:paragraph-rsid="006b4271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6b4271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6b4271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6b4271" style:font-size-asian="10pt" style:font-size-complex="10pt"/>
    </style:style>
    <style:style style:name="P8" style:family="paragraph" style:parent-style-name="LO-normal">
      <style:paragraph-properties style:line-height-at-least="0.176cm" style:snap-to-layout-grid="false"/>
      <style:text-properties fo:color="#000000" style:font-name="Calibri" fo:font-size="9pt" fo:language="ca" fo:country="ES" officeooo:paragraph-rsid="0066fa5a" style:font-name-asian="Arial" style:font-size-asian="9pt" style:font-name-complex="Calibri"/>
    </style:style>
    <style:style style:name="P9" style:family="paragraph" style:parent-style-name="LO-normal">
      <style:paragraph-properties style:line-height-at-least="0.176cm" style:snap-to-layout-grid="false"/>
      <style:text-properties style:font-name="Calibri" fo:font-size="9pt" fo:language="ca" fo:country="ES" style:font-name-asian="Arial" style:font-size-asian="9pt" style:font-name-complex="Calibri"/>
    </style:style>
    <style:style style:name="P10" style:family="paragraph" style:parent-style-name="LO-normal">
      <style:paragraph-properties style:line-height-at-least="0.176cm" style:snap-to-layout-grid="false"/>
      <style:text-properties style:font-name="Calibri" fo:font-size="9pt" fo:language="ca" fo:country="ES" style:font-name-asian="Lucida Sans Unicode" style:font-size-asian="9pt" style:font-name-complex="Calibri"/>
    </style:style>
    <style:style style:name="P11" style:family="paragraph" style:parent-style-name="LO-normal">
      <style:paragraph-properties style:line-height-at-least="0.176cm" style:snap-to-layout-grid="false"/>
      <style:text-properties fo:language="ca" fo:country="ES"/>
    </style:style>
    <style:style style:name="P12" style:family="paragraph" style:parent-style-name="Standard">
      <style:paragraph-properties style:line-height-at-least="0.176cm" style:snap-to-layout-grid="false"/>
      <style:text-properties fo:language="ca" fo:country="ES"/>
    </style:style>
    <style:style style:name="P13" style:family="paragraph" style:parent-style-name="Standard">
      <style:paragraph-properties style:line-height-at-least="0.176cm" style:snap-to-layout-grid="false"/>
      <style:text-properties fo:language="ca" fo:country="ES" officeooo:paragraph-rsid="0066fa5a"/>
    </style:style>
    <style:style style:name="P14" style:family="paragraph" style:parent-style-name="Standard">
      <style:paragraph-properties style:line-height-at-least="0.176cm" fo:orphans="2" fo:widows="2" style:snap-to-layout-grid="false"/>
      <style:text-properties fo:language="ca" fo:country="ES"/>
    </style:style>
    <style:style style:name="P15" style:family="paragraph" style:parent-style-name="Standard">
      <style:paragraph-properties style:line-height-at-least="0.176cm" style:text-autospace="none" style:snap-to-layout-grid="false"/>
      <style:text-properties fo:language="ca" fo:country="ES"/>
    </style:style>
    <style:style style:name="P16" style:family="paragraph" style:parent-style-name="Standard">
      <style:paragraph-properties style:line-height-at-least="0.176cm" fo:hyphenation-ladder-count="no-limit" style:snap-to-layout-grid="false"/>
      <style:text-properties fo:language="ca" fo:country="ES" officeooo:paragraph-rsid="0066fa5a" fo:hyphenate="true" fo:hyphenation-remain-char-count="2" fo:hyphenation-push-char-count="2"/>
    </style:style>
    <style:style style:name="P17" style:family="paragraph" style:parent-style-name="Standard">
      <style:paragraph-properties style:line-height-at-least="0.353cm" fo:text-align="justify" style:justify-single-word="false" style:text-autospace="none" style:snap-to-layout-grid="false"/>
      <style:text-properties fo:language="ca" fo:country="ES"/>
    </style:style>
    <style:style style:name="P18" style:family="paragraph" style:parent-style-name="Standard">
      <style:paragraph-properties style:line-height-at-least="0.176cm" fo:orphans="2" fo:widows="2" style:snap-to-layout-grid="false"/>
      <style:text-properties fo:color="#000000" style:font-name="Calibri" fo:font-size="9pt" fo:language="ca" fo:country="ES" style:font-name-asian="Arial" style:font-size-asian="9pt" style:font-name-complex="Calibri"/>
    </style:style>
    <style:style style:name="P19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officeooo:paragraph-rsid="0066fa5a" style:font-name-asian="Arial" style:font-size-asian="9pt" style:font-name-complex="Calibri"/>
    </style:style>
    <style:style style:name="P20" style:family="paragraph" style:parent-style-name="Standard">
      <style:paragraph-properties style:line-height-at-least="0.353cm" fo:text-align="justify" style:justify-single-word="false"/>
      <style:text-properties fo:color="#000000" style:font-name="Calibri" fo:font-size="9pt" officeooo:paragraph-rsid="0066fa5a" style:font-name-asian="Arial" style:font-size-asian="9pt" style:font-name-complex="Calibri"/>
    </style:style>
    <style:style style:name="P21" style:family="paragraph" style:parent-style-name="Standard">
      <style:paragraph-properties style:line-height-at-least="0.176cm" fo:text-align="justify" style:justify-single-word="false" style:snap-to-layout-grid="false"/>
      <style:text-properties fo:color="#000000" style:font-name="Calibri" fo:font-size="9pt" officeooo:paragraph-rsid="000ca18d" style:font-name-asian="Arial" style:font-size-asian="9pt" style:font-name-complex="Calibri"/>
    </style:style>
    <style:style style:name="P22" style:family="paragraph" style:parent-style-name="Standard">
      <style:paragraph-properties style:line-height-at-least="0.176cm" fo:text-align="justify" style:justify-single-word="false"/>
      <style:text-properties fo:color="#000000" style:font-name="Calibri" fo:font-size="9pt" officeooo:paragraph-rsid="000ca18d" style:font-name-asian="Arial" style:font-size-asian="9pt" style:font-name-complex="Calibri"/>
    </style:style>
    <style:style style:name="P23" style:family="paragraph" style:parent-style-name="Standard">
      <style:paragraph-properties style:line-height-at-least="0.176cm" fo:text-align="justify" style:justify-single-word="false" style:text-autospace="none" style:snap-to-layout-grid="false"/>
      <style:text-properties style:font-name="Calibri" fo:font-size="9pt" fo:language="ca" fo:country="ES" officeooo:paragraph-rsid="0066fa5a" style:font-name-asian="Arial" style:font-size-asian="9pt" style:font-name-complex="Calibri"/>
    </style:style>
    <style:style style:name="P24" style:family="paragraph" style:parent-style-name="Standard">
      <style:paragraph-properties style:line-height-at-least="0.176cm" style:snap-to-layout-grid="false"/>
      <style:text-properties style:font-name="Calibri" fo:font-size="9pt" fo:language="ca" fo:country="ES" officeooo:paragraph-rsid="0066fa5a" style:font-size-asian="9pt" style:font-name-complex="Calibri"/>
    </style:style>
    <style:style style:name="P25" style:family="paragraph" style:parent-style-name="Standard">
      <style:paragraph-properties style:line-height-at-least="0.176cm" fo:hyphenation-ladder-count="no-limit" style:snap-to-layout-grid="false">
        <style:tab-stops>
          <style:tab-stop style:position="31.939cm"/>
          <style:tab-stop style:position="32.203cm"/>
        </style:tab-stops>
      </style:paragraph-properties>
      <style:text-properties style:font-name="Calibri" fo:font-size="9pt" fo:language="ca" fo:country="ES" officeooo:paragraph-rsid="0066fa5a" style:font-size-asian="9pt" style:font-name-complex="Calibri" fo:hyphenate="true" fo:hyphenation-remain-char-count="2" fo:hyphenation-push-char-count="2"/>
    </style:style>
    <style:style style:name="P26" style:family="paragraph" style:parent-style-name="Standard">
      <style:paragraph-properties style:snap-to-layout-grid="false"/>
      <style:text-properties style:font-name="Calibri" fo:font-size="9pt" officeooo:paragraph-rsid="0066fa5a" style:font-size-asian="9pt" style:font-name-complex="Calibri"/>
    </style:style>
    <style:style style:name="P27" style:family="paragraph" style:parent-style-name="Standard">
      <style:text-properties style:font-name="Calibri" fo:font-size="9pt" officeooo:paragraph-rsid="0066fa5a" style:font-size-asian="9pt" style:font-name-complex="Calibri"/>
    </style:style>
    <style:style style:name="P28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officeooo:paragraph-rsid="0066fa5a" style:font-name-asian="Arial" style:font-size-asian="9pt" style:font-name-complex="Calibri"/>
    </style:style>
    <style:style style:name="P29" style:family="paragraph" style:parent-style-name="Standard">
      <style:paragraph-properties style:line-height-at-least="0.176cm" fo:text-align="justify" style:justify-single-word="false"/>
      <style:text-properties style:font-name="Calibri" fo:font-size="9pt" officeooo:paragraph-rsid="0066fa5a" style:font-name-asian="Arial" style:font-size-asian="9pt" style:font-name-complex="Calibri"/>
    </style:style>
    <style:style style:name="P30" style:family="paragraph" style:parent-style-name="Standard">
      <style:paragraph-properties style:line-height-at-least="0.176cm" fo:text-align="center" style:justify-single-word="false" style:text-autospace="none" style:snap-to-layout-grid="false"/>
      <style:text-properties fo:color="#ffffff" style:font-name="Calibri" fo:font-size="14pt" fo:language="ca" fo:country="ES" officeooo:rsid="0068385c" officeooo:paragraph-rsid="0066fa5a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31" style:family="paragraph" style:parent-style-name="Standard">
      <style:paragraph-properties style:line-height-at-least="0.176cm" fo:text-align="center" style:justify-single-word="false" style:snap-to-layout-grid="false"/>
      <style:text-properties fo:color="#ffffff" style:font-name="Calibri" fo:font-size="14pt" fo:language="ca" fo:country="ES" officeooo:rsid="0068385c" officeooo:paragraph-rsid="0068385c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32" style:family="paragraph" style:parent-style-name="Standard">
      <style:text-properties fo:font-size="9pt" fo:language="ca" fo:country="ES" style:font-size-asian="7.84999990463257pt" style:font-size-complex="9pt"/>
    </style:style>
    <style:style style:name="P33" style:family="paragraph" style:parent-style-name="Table_20_Contents">
      <style:paragraph-properties fo:margin-top="0cm" fo:margin-bottom="0.212cm" style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officeooo:paragraph-rsid="0066fa5a" style:font-name-asian="Arial" style:font-size-asian="9pt" style:font-name-complex="Calibri"/>
    </style:style>
    <style:style style:name="P34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style:font-size-asian="9pt" style:font-name-complex="Calibri"/>
    </style:style>
    <style:style style:name="P35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6fa5a" style:font-size-asian="9pt" style:font-name-complex="Calibri"/>
    </style:style>
    <style:style style:name="P36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style:font-name-asian="Arial" style:font-size-asian="9pt" style:font-name-complex="Calibri"/>
    </style:style>
    <style:style style:name="P37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officeooo:paragraph-rsid="0066fa5a" style:font-name-asian="Calibri" style:font-size-asian="9pt" style:font-name-complex="Calibri"/>
    </style:style>
    <style:style style:name="P38" style:family="paragraph" style:parent-style-name="Text_20_body">
      <style:paragraph-properties fo:margin-top="0cm" fo:margin-bottom="0cm" style:contextual-spacing="false"/>
      <style:text-properties fo:color="#000000" style:font-name="Calibri" fo:font-size="9pt" officeooo:paragraph-rsid="0066fa5a" style:font-name-asian="Calibri" style:font-size-asian="9pt" style:font-name-complex="Calibri"/>
    </style:style>
    <style:style style:name="P39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language="ca" fo:country="ES"/>
    </style:style>
    <style:style style:name="P40" style:family="paragraph" style:parent-style-name="Text_20_body">
      <style:paragraph-properties fo:margin-top="0cm" fo:margin-bottom="0cm" style:contextual-spacing="false" style:line-height-at-least="0.176cm" style:snap-to-layout-grid="false"/>
      <style:text-properties style:font-name="Calibri" fo:font-size="9pt" fo:language="ca" fo:country="ES" style:font-size-asian="9pt" style:font-name-complex="Calibri"/>
    </style:style>
    <style:style style:name="P41" style:family="paragraph" style:parent-style-name="Text_20_body">
      <style:paragraph-properties fo:margin-top="0cm" fo:margin-bottom="0cm" style:contextual-spacing="false" style:line-height-at-least="0.176cm" fo:text-align="center" style:justify-single-word="false" style:snap-to-layout-grid="false"/>
      <style:text-properties fo:color="#ffffff" style:font-name="Calibri" fo:font-size="14pt" fo:language="ca" fo:country="ES" officeooo:rsid="0068385c" officeooo:paragraph-rsid="0068385c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42" style:family="paragraph" style:parent-style-name="Text_20_body">
      <style:paragraph-properties fo:margin-top="0cm" fo:margin-bottom="0cm" style:contextual-spacing="false" style:line-height-at-least="0.176cm" fo:background-color="#ffffff" style:snap-to-layout-grid="false">
        <style:background-image/>
      </style:paragraph-properties>
      <style:text-properties fo:language="ca" fo:country="ES"/>
    </style:style>
    <style:style style:name="P43" style:family="paragraph" style:parent-style-name="Table_20_Contents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officeooo:paragraph-rsid="0066fa5a" style:font-name-asian="Arial" style:font-size-asian="9pt" style:font-name-complex="Calibri"/>
    </style:style>
    <style:style style:name="P44" style:family="paragraph" style:parent-style-name="Standard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officeooo:paragraph-rsid="0066fa5a" style:font-size-asian="9pt" style:font-name-complex="Calibri"/>
    </style:style>
    <style:style style:name="P45" style:family="paragraph" style:parent-style-name="Standard">
      <style:paragraph-properties fo:margin-top="0cm" fo:margin-bottom="0cm" style:contextual-spacing="false" style:line-height-at-least="0.176cm" fo:hyphenation-ladder-count="no-limit" style:snap-to-layout-grid="false"/>
      <style:text-properties fo:color="#000000" style:font-name="Calibri" fo:font-size="9pt" fo:language="ca" fo:country="ES" officeooo:paragraph-rsid="0066fa5a" style:font-size-asian="9pt" style:font-name-complex="Calibri" fo:hyphenate="true" fo:hyphenation-remain-char-count="2" fo:hyphenation-push-char-count="2"/>
    </style:style>
    <style:style style:name="P46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6fa5a" style:font-name-asian="Arial" style:font-size-asian="9pt" style:font-name-complex="Calibri"/>
    </style:style>
    <style:style style:name="P47" style:family="paragraph" style:parent-style-name="Standard">
      <style:paragraph-properties fo:margin-top="0cm" fo:margin-bottom="0cm" style:contextual-spacing="false" style:line-height-at-least="0.176cm" style:snap-to-layout-grid="false"/>
      <style:text-properties style:font-name="Calibri" fo:font-size="9pt" fo:language="ca" fo:country="ES" officeooo:paragraph-rsid="0066fa5a" style:font-size-asian="9pt" style:font-name-complex="Calibri"/>
    </style:style>
    <style:style style:name="P48" style:family="paragraph" style:parent-style-name="Table_20_Contents">
      <style:paragraph-properties style:line-height-at-least="0.176cm" style:snap-to-layout-grid="false"/>
      <style:text-properties fo:color="#000000" style:font-name="Calibri" fo:font-size="9pt" fo:language="ca" fo:country="ES" style:font-size-asian="9pt" style:font-name-complex="Calibri"/>
    </style:style>
    <style:style style:name="P49" style:family="paragraph" style:parent-style-name="Table_20_Contents">
      <style:paragraph-properties style:snap-to-layout-grid="false"/>
      <style:text-properties fo:color="#000000" style:font-name="Calibri" fo:font-size="9pt" officeooo:paragraph-rsid="0066fa5a" style:font-size-asian="9pt" style:font-name-complex="Calibri"/>
    </style:style>
    <style:style style:name="P50" style:family="paragraph" style:parent-style-name="Table_20_Contents">
      <style:paragraph-properties style:line-height-at-least="0.176cm"/>
      <style:text-properties fo:language="ca" fo:country="ES"/>
    </style:style>
    <style:style style:name="P51" style:family="paragraph" style:parent-style-name="Table_20_Contents">
      <style:paragraph-properties style:line-height-at-least="0.176cm" style:snap-to-layout-grid="false"/>
      <style:text-properties fo:language="ca" fo:country="ES"/>
    </style:style>
    <style:style style:name="P52" style:family="paragraph" style:parent-style-name="Table_20_Contents">
      <style:paragraph-properties style:line-height-at-least="0.176cm" style:snap-to-layout-grid="false"/>
      <style:text-properties fo:language="ca" fo:country="ES" officeooo:paragraph-rsid="006097c3"/>
    </style:style>
    <style:style style:name="P53" style:family="paragraph" style:parent-style-name="Table_20_Contents">
      <style:paragraph-properties style:line-height-at-least="0.176cm" style:snap-to-layout-grid="false"/>
      <style:text-properties style:font-name="Calibri" fo:font-size="9pt" fo:language="ca" fo:country="ES" style:font-size-asian="9pt" style:font-name-complex="Calibri"/>
    </style:style>
    <style:style style:name="P54" style:family="paragraph" style:parent-style-name="Table_20_Contents">
      <style:paragraph-properties style:line-height-at-least="0.176cm" fo:text-align="center" style:justify-single-word="false" style:snap-to-layout-grid="false"/>
      <style:text-properties fo:color="#ffffff" style:font-name="Calibri" fo:font-size="14pt" fo:language="ca" fo:country="ES" officeooo:rsid="0068385c" officeooo:paragraph-rsid="0068385c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55" style:family="paragraph" style:parent-style-name="Standard_20__28_user_29_">
      <style:paragraph-properties style:line-height-at-least="0.176cm" style:text-autospace="none" style:snap-to-layout-grid="false"/>
      <style:text-properties fo:language="ca" fo:country="ES"/>
    </style:style>
    <style:style style:name="P56" style:family="paragraph" style:parent-style-name="LO-normal1">
      <style:paragraph-properties style:line-height-at-least="0.176cm" style:snap-to-layout-grid="false"/>
      <style:text-properties fo:language="ca" fo:country="ES"/>
    </style:style>
    <style:style style:name="P57" style:family="paragraph" style:parent-style-name="_31__20_cabecera">
      <style:text-properties fo:language="ca" fo:country="ES"/>
    </style:style>
    <style:style style:name="P58" style:family="paragraph" style:parent-style-name="_31__20_cabecera">
      <style:text-properties fo:font-size="14pt" fo:language="ca" fo:country="ES" officeooo:rsid="0068385c" officeooo:paragraph-rsid="0068385c" style:font-size-asian="14pt" style:font-size-complex="14pt"/>
    </style:style>
    <style:style style:name="P59" style:family="paragraph" style:parent-style-name="competencias">
      <style:text-properties fo:language="ca" fo:country="ES"/>
    </style:style>
    <style:style style:name="P60" style:family="paragraph" style:parent-style-name="_33__20_gris">
      <style:text-properties fo:language="ca" fo:country="ES"/>
    </style:style>
    <style:style style:name="P61" style:family="paragraph" style:parent-style-name="_33__20_gris">
      <style:text-properties fo:language="ca" fo:country="ES" officeooo:rsid="00671d5f" officeooo:paragraph-rsid="00671d5f"/>
    </style:style>
    <style:style style:name="P62" style:family="paragraph" style:parent-style-name="_33__20_gris">
      <style:text-properties fo:font-size="9pt" fo:language="ca" fo:country="ES" officeooo:rsid="00671d5f" officeooo:paragraph-rsid="00671d5f" style:font-size-asian="9pt" style:font-size-complex="9pt"/>
    </style:style>
    <style:style style:name="P63" style:family="paragraph" style:parent-style-name="Pa7">
      <style:text-properties style:font-name="Calibri" fo:font-size="9pt" officeooo:paragraph-rsid="0066fa5a" style:font-name-asian="Calibri" style:font-size-asian="9pt" style:font-name-complex="Calibri"/>
    </style:style>
    <style:style style:name="P64" style:family="paragraph" style:parent-style-name="Pa7">
      <style:text-properties officeooo:paragraph-rsid="0066fa5a"/>
    </style:style>
    <style:style style:name="P65" style:family="paragraph" style:parent-style-name="Pa5">
      <style:paragraph-properties style:snap-to-layout-grid="false"/>
      <style:text-properties style:font-name="Calibri" fo:font-size="9pt" officeooo:paragraph-rsid="0066fa5a" style:font-name-asian="Calibri" style:font-size-asian="9pt" style:font-name-complex="Calibri"/>
    </style:style>
    <style:style style:name="P66" style:family="paragraph" style:parent-style-name="Header" style:master-page-name="_31_">
      <style:paragraph-properties style:page-number="auto"/>
      <style:text-properties fo:font-size="8pt" officeooo:rsid="0048d237" officeooo:paragraph-rsid="006b4271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style:font-size-asian="9pt" style:font-name-complex="Calibri"/>
    </style:style>
    <style:style style:name="T4" style:family="text">
      <style:text-properties style:font-name="Calibri" fo:font-size="9pt" fo:font-weight="bold" style:font-size-asian="9pt" style:font-weight-asian="bold" style:font-name-complex="Calibri"/>
    </style:style>
    <style:style style:name="T5" style:family="text">
      <style:text-properties style:font-name="Calibri" fo:font-size="9pt" fo:font-weight="bold" fo:background-color="#ffffff" loext:char-shading-value="0" style:font-size-asian="9pt" style:font-weight-asian="bold" style:font-name-complex="Calibri"/>
    </style:style>
    <style:style style:name="T6" style:family="text">
      <style:text-properties style:font-name="Calibri" fo:font-size="9pt" fo:font-weight="bold" style:font-name-asian="Arial" style:font-size-asian="9pt" style:font-weight-asian="bold" style:font-name-complex="Calibri"/>
    </style:style>
    <style:style style:name="T7" style:family="text">
      <style:text-properties style:font-name="Calibri" fo:font-size="9pt" fo:font-weight="bold" style:font-name-asian="ZUHCBF+ArialMT" style:font-size-asian="9pt" style:font-weight-asian="bold" style:font-name-complex="Calibri"/>
    </style:style>
    <style:style style:name="T8" style:family="text">
      <style:text-properties style:font-name="Calibri" fo:font-size="9pt" fo:font-weight="bold" style:font-name-asian="Microsoft YaHei1" style:font-size-asian="9pt" style:language-asian="es" style:country-asian="ES" style:font-weight-asian="bold" style:font-name-complex="Calibri"/>
    </style:style>
    <style:style style:name="T9" style:family="text">
      <style:text-properties style:font-name="Calibri" fo:font-size="9pt" fo:background-color="#ffffff" loext:char-shading-value="0" style:font-size-asian="9pt" style:font-name-complex="Calibri"/>
    </style:style>
    <style:style style:name="T10" style:family="text">
      <style:text-properties style:font-name="Calibri" fo:font-size="9pt" officeooo:rsid="00439d22" fo:background-color="#ffffff" loext:char-shading-value="0" style:font-size-asian="9pt" style:font-name-complex="Calibri"/>
    </style:style>
    <style:style style:name="T11" style:family="text">
      <style:text-properties style:font-name="Calibri" fo:font-size="9pt" style:font-name-asian="Arial" style:font-size-asian="9pt" style:font-name-complex="Calibri"/>
    </style:style>
    <style:style style:name="T12" style:family="text">
      <style:text-properties style:font-name="Calibri" fo:font-size="9pt" style:font-name-asian="Microsoft YaHei1" style:font-size-asian="9pt" style:language-asian="es" style:country-asian="ES" style:font-name-complex="Calibri"/>
    </style:style>
    <style:style style:name="T13" style:family="text">
      <style:text-properties style:font-name="Calibri" fo:font-size="9pt" style:font-name-asian="ZUHCBF+ArialMT" style:font-size-asian="9pt" style:font-name-complex="Calibri"/>
    </style:style>
    <style:style style:name="T14" style:family="text">
      <style:text-properties style:font-name="Calibri" fo:font-size="9pt" style:font-name-asian="ZUHCBF+ArialMT" style:font-size-asian="9pt" style:language-asian="es" style:country-asian="ES" style:font-name-complex="Calibri"/>
    </style:style>
    <style:style style:name="T15" style:family="text">
      <style:text-properties style:font-name="Calibri" fo:font-size="9pt" fo:font-style="italic" style:font-size-asian="9pt" style:font-style-asian="italic" style:font-name-complex="Calibri"/>
    </style:style>
    <style:style style:name="T16" style:family="text">
      <style:text-properties style:font-name="Calibri" fo:font-size="9pt" style:font-name-asian="Calibri" style:font-size-asian="9pt" style:font-name-complex="Calibri"/>
    </style:style>
    <style:style style:name="T17" style:family="text">
      <style:text-properties fo:color="#000000"/>
    </style:style>
    <style:style style:name="T18" style:family="text">
      <style:text-properties fo:color="#000000" style:font-name="Calibri" fo:font-size="9pt" style:font-size-asian="9pt" style:font-name-complex="Calibri"/>
    </style:style>
    <style:style style:name="T19" style:family="text">
      <style:text-properties fo:color="#000000" style:font-name="Calibri" fo:font-size="9pt" fo:font-weight="bold" style:font-size-asian="9pt" style:font-weight-asian="bold" style:font-name-complex="Calibri"/>
    </style:style>
    <style:style style:name="T20" style:family="text">
      <style:text-properties fo:color="#000000" style:font-name="Calibri" fo:font-size="9pt" fo:font-weight="bold" style:font-name-asian="Arial" style:font-size-asian="9pt" style:font-weight-asian="bold" style:font-name-complex="Calibri"/>
    </style:style>
    <style:style style:name="T21" style:family="text">
      <style:text-properties fo:color="#000000" style:font-name="Calibri" fo:font-size="9pt" fo:font-weight="bold" style:font-name-asian="Microsoft YaHei1" style:font-size-asian="9pt" style:language-asian="es" style:country-asian="ES" style:font-weight-asian="bold" style:font-name-complex="Calibri"/>
    </style:style>
    <style:style style:name="T22" style:family="text">
      <style:text-properties fo:color="#000000" style:font-name="Calibri" fo:font-size="9pt" fo:font-weight="bold" fo:background-color="#ffffff" loext:char-shading-value="0" style:font-name-asian="ZUHCBF+ArialMT" style:font-size-asian="9pt" style:font-weight-asian="bold" style:font-name-complex="Calibri"/>
    </style:style>
    <style:style style:name="T23" style:family="text">
      <style:text-properties fo:color="#000000" style:font-name="Calibri" fo:font-size="9pt" style:font-name-asian="Arial" style:font-size-asian="9pt" style:font-name-complex="Calibri"/>
    </style:style>
    <style:style style:name="T24" style:family="text">
      <style:text-properties fo:color="#000000" style:font-name="Calibri" fo:font-size="9pt" officeooo:rsid="0085f660" style:font-name-asian="Arial" style:font-size-asian="9pt" style:font-name-complex="Calibri"/>
    </style:style>
    <style:style style:name="T25" style:family="text">
      <style:text-properties fo:color="#000000" style:font-name="Calibri" fo:font-size="9pt" officeooo:rsid="00c3d901" style:font-name-asian="Arial" style:font-size-asian="9pt" style:font-name-complex="Calibri"/>
    </style:style>
    <style:style style:name="T26" style:family="text">
      <style:text-properties fo:color="#000000" style:font-name="Calibri" fo:font-size="9pt" style:font-name-asian="ZUHCBF+ArialMT" style:font-size-asian="9pt" style:language-asian="es" style:country-asian="ES" style:font-name-complex="Calibri"/>
    </style:style>
    <style:style style:name="T27" style:family="text">
      <style:text-properties fo:color="#000000" style:font-name="Calibri" fo:font-size="9pt" style:font-name-asian="ZUHCBF+ArialMT" style:font-size-asian="9pt" style:font-name-complex="Calibri"/>
    </style:style>
    <style:style style:name="T28" style:family="text">
      <style:text-properties fo:color="#000000" style:font-name="Calibri" fo:font-size="9pt" style:font-name-asian="Microsoft YaHei1" style:font-size-asian="9pt" style:language-asian="es" style:country-asian="ES" style:font-name-complex="Calibri"/>
    </style:style>
    <style:style style:name="T29" style:family="text">
      <style:text-properties fo:color="#000000" style:font-name="Calibri" fo:font-size="9pt" fo:font-style="italic" style:font-name-asian="ZUHCBF+ArialMT" style:font-size-asian="9pt" style:font-style-asian="italic" style:font-name-complex="Calibri"/>
    </style:style>
    <style:style style:name="T30" style:family="text">
      <style:text-properties fo:color="#000000" style:font-name="Calibri" fo:font-size="9pt" fo:font-style="italic" fo:font-weight="bold" fo:background-color="#ffffff" loext:char-shading-value="0" style:font-name-asian="ZUHCBF+ArialMT" style:font-size-asian="9pt" style:font-style-asian="italic" style:font-weight-asian="bold" style:font-name-complex="Calibri"/>
    </style:style>
    <style:style style:name="T31" style:family="text">
      <style:text-properties fo:color="#000000" style:font-name="Calibri" fo:font-size="9pt" fo:background-color="#ffffff" loext:char-shading-value="0" style:font-name-asian="ZUHCBF+ArialMT" style:font-size-asian="9pt" style:font-name-complex="Calibri"/>
    </style:style>
    <style:style style:name="T32" style:family="text">
      <style:text-properties fo:color="#000000" fo:font-weight="bold" style:font-weight-asian="bold"/>
    </style:style>
    <style:style style:name="T33" style:family="text">
      <style:text-properties fo:color="#0000ff"/>
    </style:style>
    <style:style style:name="T34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1. Competència en comunicació lingüística CCLI</text:p>
      <text:p text:style-name="P4">2. Competència matemàtica i competència bàsica en ciència i tecnologia CMCT</text:p>
      <text:p text:style-name="P4">3. Competència digital CD</text:p>
      <text:p text:style-name="P4">4. Competència per aprendre a aprendre CAA</text:p>
      <text:p text:style-name="P4">5. Consciència i expressions culturals CEC</text:p>
      <text:p text:style-name="P4">6. Sentit d'iniciativa i espírit emprenedor SIEE</text:p>
      <text:p text:style-name="P6">7. Competències socials i cíviques CSC</text:p>
      <text:p text:style-name="P6"/>
      <text:p text:style-name="P5">A: Aconseguit <text:s text:c="2"/>EP: En procés <text:s text:c="2"/>I: Iniciat</text:p>
      <text:p text:style-name="P7"/>
      <table:table table:name="Tabla1" table:style-name="Tabla1">
        <table:table-column table:style-name="Tabla1.A" table:number-columns-repeated="3"/>
        <table:table-column table:style-name="Tabla1.D"/>
        <table:table-column table:style-name="Tabla1.E"/>
        <table:table-column table:style-name="Tabla1.F" table:number-columns-repeated="3"/>
        <table:table-row table:style-name="Tabla1.1">
          <table:table-cell table:style-name="Tabla1.A1" table:number-columns-spanned="8" office:value-type="string">
            <text:p text:style-name="P57">ÀREA: MATEMÀTIQUES <text:s text:c="19"/>NIVELL: 1r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8" office:value-type="string">
            <text:p text:style-name="P58">BLOC 1. PROCESSOS, MÈTODES I ACTITUDS MATEMÀ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61">CONTINGUTS</text:p>
          </table:table-cell>
          <table:table-cell table:style-name="Tabla1.A3" office:value-type="string">
            <text:p text:style-name="P60">CRITERIS D’AVALUACIÓ</text:p>
          </table:table-cell>
          <table:table-cell table:style-name="Tabla1.A3" office:value-type="string">
            <text:p text:style-name="P60">INDICADORS D’ÈXIT</text:p>
          </table:table-cell>
          <table:table-cell table:style-name="Tabla1.A3" office:value-type="string">
            <text:p text:style-name="P60">CCLV</text:p>
          </table:table-cell>
          <table:table-cell table:style-name="Tabla1.A3" office:value-type="string">
            <text:p text:style-name="P62">1<text:span text:style-name="T34">r</text:span> T</text:p>
          </table:table-cell>
          <table:table-cell table:style-name="Tabla1.A3" office:value-type="string">
            <text:p text:style-name="P62">2<text:span text:style-name="T34">n</text:span> T</text:p>
          </table:table-cell>
          <table:table-cell table:style-name="Tabla1.A3" office:value-type="string">
            <text:p text:style-name="P62">3<text:span text:style-name="T34">r</text:span> T</text:p>
          </table:table-cell>
          <table:table-cell table:style-name="Tabla1.H3" office:value-type="string">
            <text:p text:style-name="P62">FIN</text:p>
          </table:table-cell>
        </table:table-row>
        <table:table-row table:style-name="Tabla1.1">
          <table:table-cell table:style-name="Tabla1.A4" office:value-type="string">
            <text:p text:style-name="P26">Lectura comprensiva a de l’enunciat.</text:p>
            <text:p text:style-name="P27">Identificació de la pregunta.</text:p>
            <text:p text:style-name="P27">Identificació i interpretació de les dades </text:p>
            <text:p text:style-name="P44">Selecció de les operacions necessàries i el motiu.</text:p>
          </table:table-cell>
          <table:table-cell table:style-name="Tabla1.A4" office:value-type="string">
            <text:p text:style-name="P34">1rMAT.BL1.1 Analitzar enunciats de problemes orals i gràfics relacionats amb objectes, fets i situacions de l’entorn immediat utilitzant estratègies com la identificació de les dades i de la pregunta, la selecció de les operacions necessàries i el perquè. </text:p>
          </table:table-cell>
          <table:table-cell table:style-name="Tabla1.A4" office:value-type="string">
            <text:p text:style-name="P39"><text:span text:style-name="T3">1rMAT.BL1.1.1 </text:span><text:span text:style-name="T4">Analitza enunciats </text:span><text:span text:style-name="T3">de problemes orals i gràfics relacionats amb objectes, fets i situacions de l’entorn immediat utilitzant estratègies com la </text:span><text:span text:style-name="T4">identificació de les dades i de la pregunta</text:span><text:span text:style-name="T3">, la selecció de les </text:span><text:span text:style-name="T4">operacions necessàries</text:span><text:span text:style-name="T3"> i el perquè. </text:span></text:p>
          </table:table-cell>
          <table:table-cell table:style-name="Tabla1.A4" office:value-type="string">
            <text:p text:style-name="P59">CMCT</text:p>
            <text:p text:style-name="P59">CCLI</text:p>
            <text:p text:style-name="P59">CAA</text:p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H4" office:value-type="string">
            <text:p text:style-name="P59"/>
          </table:table-cell>
        </table:table-row>
        <table:table-row table:style-name="Tabla1.1">
          <table:table-cell table:style-name="Tabla1.A6" table:number-rows-spanned="2" office:value-type="string">
            <text:p text:style-name="P65">Plantejaments i estratègies per a comprendre i resoldre problemes de suma i resta referits a situacions reals senzilles:</text:p>
            <text:p text:style-name="P64"><text:span text:style-name="A7"><text:span text:style-name="T16">- Problemes</text:span></text:span><text:span text:style-name="T16"> orals, gràfics i escrits.</text:span></text:p>
            <text:p text:style-name="P63">- Resolució individual o en grup (treball cooperatiu).</text:p>
            <text:p text:style-name="P63">- Explicació oral del procés seguit en la resolució de problemes.</text:p>
            <text:p text:style-name="P38">- Experimentació amb materials.</text:p>
            <text:p text:style-name="P37">- Representació per mitjà de dibuixos.</text:p>
          </table:table-cell>
          <table:table-cell table:style-name="Tabla1.B6" table:number-rows-spanned="2" office:value-type="string">
            <text:p text:style-name="P48">1rMAT.BL1.2 En la resolució de problemes i breus investigacions científiques, utilitzar diferents estratègies, com la manipulació i l’experimentació amb materials relacionats amb el problema i la representació per mitjà de dibuixos i comunicar amb claredat el procés seguit.</text:p>
          </table:table-cell>
          <table:table-cell table:style-name="Tabla1.C5" office:value-type="string">
            <text:p text:style-name="P51"><text:span text:style-name="T9">1rMAT.BL1.2.</text:span><text:span text:style-name="T10">1</text:span><text:span text:style-name="T5"> </text:span><text:span text:style-name="T9">Utilitza</text:span><text:span text:style-name="T5"> estratègies</text:span><text:span text:style-name="T9">, com la </text:span><text:span text:style-name="T5">manipulació i l’experimentació amb materials</text:span><text:span text:style-name="T9"> relacionats amb el problema, així com la representació per mitjà de </text:span><text:span text:style-name="T5">dibuixos, com a joc o experimentació, </text:span><text:span text:style-name="T9">en la resolució de problemes i breus investigacions científiques.</text:span></text:p>
          </table:table-cell>
          <table:table-cell table:style-name="Tabla1.D5" office:value-type="string">
            <text:p text:style-name="P59">CMCT</text:p>
            <text:p text:style-name="P59">CAA</text:p>
            <text:p text:style-name="P59"/>
          </table:table-cell>
          <table:table-cell table:style-name="Tabla1.E5" office:value-type="string">
            <text:p text:style-name="P59"/>
          </table:table-cell>
          <table:table-cell table:style-name="Tabla1.F5" office:value-type="string">
            <text:p text:style-name="P59"/>
          </table:table-cell>
          <table:table-cell table:style-name="Tabla1.G5" office:value-type="string">
            <text:p text:style-name="P59"/>
          </table:table-cell>
          <table:table-cell table:style-name="Tabla1.H5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6" office:value-type="string">
            <text:p text:style-name="P39"><text:span text:style-name="T18">1rMAT.BL</text:span><text:span text:style-name="T3">1.2.2 </text:span><text:span text:style-name="T19">Comunica</text:span><text:span text:style-name="T18"> el procés seguit en la resolució d’un problema de manera espontània amb el seu </text:span><text:span text:style-name="T19">propi llenguatge</text:span><text:span text:style-name="T18"> quan manipula i experimenta amb materials.</text:span></text:p>
          </table:table-cell>
          <table:table-cell table:style-name="Tabla1.D6" office:value-type="string">
            <text:p text:style-name="P59">CMCT</text:p>
            <text:p text:style-name="P59">CAA</text:p>
            <text:p text:style-name="P59">CCLI</text:p>
          </table:table-cell>
          <table:table-cell table:style-name="Tabla1.E6" office:value-type="string">
            <text:p text:style-name="P59"/>
          </table:table-cell>
          <table:table-cell table:style-name="Tabla1.F6" office:value-type="string">
            <text:p text:style-name="P59"/>
          </table:table-cell>
          <table:table-cell table:style-name="Tabla1.G6" office:value-type="string">
            <text:p text:style-name="P59"/>
          </table:table-cell>
          <table:table-cell table:style-name="Tabla1.H6" office:value-type="string">
            <text:p text:style-name="P59"/>
          </table:table-cell>
        </table:table-row>
        <table:table-row table:style-name="Tabla1.1">
          <table:table-cell table:style-name="Tabla1.A7" office:value-type="string">
            <text:p text:style-name="P8">Camps semàntics per a ampliar i consolidar la terminologia específica de l’àrea.</text:p>
          </table:table-cell>
          <table:table-cell table:style-name="Tabla1.B7" office:value-type="string">
            <text:p text:style-name="P9">1rMAT.BL1.3 Reconéixer i utilitzar el vocabulari de l’àrea del nivell educatiu quan respon a preguntes sobre els coneixements adquirits i quan explica en veu alta el que ha aprés.</text:p>
          </table:table-cell>
          <table:table-cell table:style-name="Tabla1.C7" office:value-type="string">
            <text:p text:style-name="P39"><text:span text:style-name="T18">1rMAT.BL</text:span><text:span text:style-name="T23">1.3.1 </text:span><text:span text:style-name="T18">Reconeix</text:span><text:span text:style-name="T23"> i utilitza el vocabulari de l’àrea del nivell educatiu </text:span><text:span text:style-name="T11">quan </text:span><text:span text:style-name="T6">respon</text:span><text:span text:style-name="T11"> </text:span><text:span text:style-name="T20">a preguntes </text:span><text:span text:style-name="T23">sobre els coneixements adquirits. </text:span></text:p>
            <text:p text:style-name="P10"/>
          </table:table-cell>
          <table:table-cell table:style-name="Tabla1.D7" office:value-type="string">
            <text:p text:style-name="P59">CCLI</text:p>
          </table:table-cell>
          <table:table-cell table:style-name="Tabla1.E7" office:value-type="string">
            <text:p text:style-name="P59"/>
          </table:table-cell>
          <table:table-cell table:style-name="Tabla1.F7" office:value-type="string">
            <text:p text:style-name="P59"/>
          </table:table-cell>
          <table:table-cell table:style-name="Tabla1.G7" office:value-type="string">
            <text:p text:style-name="P59"/>
          </table:table-cell>
          <table:table-cell table:style-name="Tabla1.H7" office:value-type="string">
            <text:p text:style-name="P59"/>
          </table:table-cell>
        </table:table-row>
        <table:table-row table:style-name="Tabla1.1">
          <table:table-cell table:style-name="Tabla1.A9" table:number-rows-spanned="2" office:value-type="string">
            <text:p text:style-name="P49">Perseverança davant de l’esforç, força de <text:soft-page-break/>voluntat. </text:p>
            <text:p text:style-name="P43">Constància i hàbits de treball. </text:p>
          </table:table-cell>
          <table:table-cell table:style-name="Tabla1.B9" table:number-rows-spanned="2" office:value-type="string">
            <text:p text:style-name="P36">1rMAT.BL1.4 Esforçar-se i mantindre <text:soft-page-break/>l’atenció mentres realitza una activitat sense abandonar quan li costa fer-la.</text:p>
          </table:table-cell>
          <table:table-cell table:style-name="Tabla1.C8" office:value-type="string">
            <text:p text:style-name="P39"><text:span text:style-name="T23">1rMAT.BL1.4.1 S’</text:span><text:span text:style-name="T20">esforça</text:span><text:span text:style-name="T23"> i manté </text:span><text:soft-page-break/><text:span text:style-name="T23">l’</text:span><text:span text:style-name="T20">atenció</text:span><text:span text:style-name="T23"> mentres realitza una activitat. </text:span></text:p>
          </table:table-cell>
          <table:table-cell table:style-name="Tabla1.D8" office:value-type="string">
            <text:p text:style-name="P59">CAA</text:p>
            <text:p text:style-name="P59"><text:soft-page-break/></text:p>
          </table:table-cell>
          <table:table-cell table:style-name="Tabla1.E8" office:value-type="string">
            <text:p text:style-name="P59"/>
          </table:table-cell>
          <table:table-cell table:style-name="Tabla1.F8" office:value-type="string">
            <text:p text:style-name="P59"/>
          </table:table-cell>
          <table:table-cell table:style-name="Tabla1.G8" office:value-type="string">
            <text:p text:style-name="P59"/>
          </table:table-cell>
          <table:table-cell table:style-name="Tabla1.H8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9" office:value-type="string">
            <text:p text:style-name="P12"><text:span text:style-name="T23">1rMAT.BL</text:span><text:span text:style-name="T11">1.4.2 </text:span><text:span text:style-name="T23">Persistix en la realització d’una activitat </text:span><text:span text:style-name="T20">sense abandonar</text:span><text:span text:style-name="T23"> encara que li coste fer-la.</text:span></text:p>
          </table:table-cell>
          <table:table-cell table:style-name="Tabla1.D9" office:value-type="string">
            <text:p text:style-name="P59">SIEE</text:p>
          </table:table-cell>
          <table:table-cell table:style-name="Tabla1.E9" office:value-type="string">
            <text:p text:style-name="P59"/>
          </table:table-cell>
          <table:table-cell table:style-name="Tabla1.F9" office:value-type="string">
            <text:p text:style-name="P59"/>
          </table:table-cell>
          <table:table-cell table:style-name="Tabla1.G9" office:value-type="string">
            <text:p text:style-name="P59"/>
          </table:table-cell>
          <table:table-cell table:style-name="Tabla1.H9" office:value-type="string">
            <text:p text:style-name="P59"/>
          </table:table-cell>
        </table:table-row>
        <table:table-row table:style-name="Tabla1.1">
          <table:table-cell table:style-name="Tabla1.A11" table:number-rows-spanned="2" office:value-type="string">
            <text:p text:style-name="P33">Disseny de projectes individuals o col·lectius, planificació.</text:p>
          </table:table-cell>
          <table:table-cell table:style-name="Tabla1.B11" table:number-rows-spanned="2" office:value-type="string">
            <text:p text:style-name="P18">1rMAT.BL1.5 Participar en el procés de planificació del desenrotllament d’un producte o una tasca, ordenar amb ajuda els passos que s’han de seguir i expressar les seues opinions sobre el resultat.</text:p>
          </table:table-cell>
          <table:table-cell table:style-name="Tabla1.C10" office:value-type="string">
            <text:p text:style-name="P52"><text:span text:style-name="T23">1rMAT.</text:span><text:span text:style-name="T24">B</text:span><text:span text:style-name="T23">L1.5.1 </text:span><text:span text:style-name="T20">Participa en el procés de planificació</text:span><text:span text:style-name="T23"> del desenrotllament d’un producte o una tasca i </text:span><text:span text:style-name="T20">ordena amb ajuda els passos que</text:span><text:span text:style-name="T23"> s’ha</text:span><text:span text:style-name="T25">n</text:span><text:span text:style-name="T23"> de seguir.</text:span></text:p>
          </table:table-cell>
          <table:table-cell table:style-name="Tabla1.D10" office:value-type="string">
            <text:p text:style-name="P59">CAA</text:p>
            <text:p text:style-name="P59">SIEE</text:p>
          </table:table-cell>
          <table:table-cell table:style-name="Tabla1.E10" office:value-type="string">
            <text:p text:style-name="P59"/>
          </table:table-cell>
          <table:table-cell table:style-name="Tabla1.F10" office:value-type="string">
            <text:p text:style-name="P59"/>
          </table:table-cell>
          <table:table-cell table:style-name="Tabla1.G10" office:value-type="string">
            <text:p text:style-name="P59"/>
          </table:table-cell>
          <table:table-cell table:style-name="Tabla1.H10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11" office:value-type="string">
            <text:p text:style-name="P14"><text:span text:style-name="T23">1rMAT.BL1.5.2 Expressa els seus </text:span><text:span text:style-name="T20">gustos i opinions</text:span><text:span text:style-name="T23"> sobre el </text:span><text:span text:style-name="T20">resultat</text:span><text:span text:style-name="T23"> d’un producte o tasca.</text:span></text:p>
          </table:table-cell>
          <table:table-cell table:style-name="Tabla1.D11" office:value-type="string">
            <text:p text:style-name="P59">CAA</text:p>
            <text:p text:style-name="P59">SIEE</text:p>
          </table:table-cell>
          <table:table-cell table:style-name="Tabla1.E11" office:value-type="string">
            <text:p text:style-name="P59"/>
          </table:table-cell>
          <table:table-cell table:style-name="Tabla1.F11" office:value-type="string">
            <text:p text:style-name="P59"/>
          </table:table-cell>
          <table:table-cell table:style-name="Tabla1.G11" office:value-type="string">
            <text:p text:style-name="P59"/>
          </table:table-cell>
          <table:table-cell table:style-name="Tabla1.H11" office:value-type="string">
            <text:p text:style-name="P59"/>
          </table:table-cell>
        </table:table-row>
        <table:table-row table:style-name="Tabla1.1">
          <table:table-cell table:style-name="Tabla1.A12" office:value-type="string">
            <text:p text:style-name="P11"/>
          </table:table-cell>
          <table:table-cell table:style-name="Tabla1.B12" office:value-type="string">
            <text:p text:style-name="P11"><text:span text:style-name="T11">1rMAT BL1.6 </text:span><text:span text:style-name="T3">Buscar i seleccionar informació en diferents mitjans (orals, en paper o digitals) de manera guiada. Emmagatzemar la informació digital de manera directa. Organitzar la informació utilitzant l’escriptura, etiquetant imatges o a través de textos curts com ara avisos i notes.</text:span></text:p>
          </table:table-cell>
          <table:table-cell table:style-name="Tabla1.C12" office:value-type="string">
            <text:p text:style-name="P11"><text:span text:style-name="T3">1rMAT.BL</text:span><text:span text:style-name="T11">1.6.1 </text:span><text:span text:style-name="T3">Busca i selecciona informació sobre temes d’interés </text:span><text:span text:style-name="T11">que es treballen en el nivell educatiu </text:span><text:span text:style-name="T6">seguint les indicacions de l’adult</text:span><text:span text:style-name="T11">, i utilitza els diferents recursos acuradament.</text:span></text:p>
            <text:p text:style-name="P34"/>
          </table:table-cell>
          <table:table-cell table:style-name="Tabla1.D12" office:value-type="string">
            <text:p text:style-name="P59">CCLI</text:p>
            <text:p text:style-name="P59">CAA</text:p>
            <text:p text:style-name="P59"/>
          </table:table-cell>
          <table:table-cell table:style-name="Tabla1.E12" office:value-type="string">
            <text:p text:style-name="P59"/>
          </table:table-cell>
          <table:table-cell table:style-name="Tabla1.F12" office:value-type="string">
            <text:p text:style-name="P59"/>
          </table:table-cell>
          <table:table-cell table:style-name="Tabla1.G12" office:value-type="string">
            <text:p text:style-name="P59"/>
          </table:table-cell>
          <table:table-cell table:style-name="Tabla1.H12" office:value-type="string">
            <text:p text:style-name="P59"/>
          </table:table-cell>
        </table:table-row>
        <table:table-row table:style-name="Tabla1.13">
          <table:table-cell table:style-name="Tabla1.A2" table:number-columns-spanned="8" office:value-type="string">
            <text:p text:style-name="P41">BLOC 2. <text:s/>NOMB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61">CONTINGUTS</text:p>
          </table:table-cell>
          <table:table-cell table:style-name="Tabla1.A4" office:value-type="string">
            <text:p text:style-name="P60">CRITERIS D’AVALUACIÓ</text:p>
          </table:table-cell>
          <table:table-cell table:style-name="Tabla1.A4" office:value-type="string">
            <text:p text:style-name="P60">INDICADORS D’ÈXIT</text:p>
          </table:table-cell>
          <table:table-cell table:style-name="Tabla1.A4" office:value-type="string">
            <text:p text:style-name="P60">CCLV</text:p>
          </table:table-cell>
          <table:table-cell table:style-name="Tabla1.A4" office:value-type="string">
            <text:p text:style-name="P61">1<text:span text:style-name="T34">r</text:span> T</text:p>
          </table:table-cell>
          <table:table-cell table:style-name="Tabla1.A4" office:value-type="string">
            <text:p text:style-name="P61">2<text:span text:style-name="T34">n</text:span> T</text:p>
          </table:table-cell>
          <table:table-cell table:style-name="Tabla1.A4" office:value-type="string">
            <text:p text:style-name="P61">3<text:span text:style-name="T34">r</text:span> T</text:p>
          </table:table-cell>
          <table:table-cell table:style-name="Tabla1.H4" office:value-type="string">
            <text:p text:style-name="P61">FIN</text:p>
          </table:table-cell>
        </table:table-row>
        <table:table-row table:style-name="Tabla1.1">
          <table:table-cell table:style-name="Tabla1.A4" office:value-type="string">
            <text:p text:style-name="P19">Nom i grafia dels nombres fins a dos xifres, i reconéixer-los en calendaris, llistes, revistes, jocs i qualsevol situació amb contingut numèric.</text:p>
            <text:p text:style-name="P20">Orde numèric de nombres fins a dos xifres per a organitzar elements o persones en situacions que ho requerisquen (resultats d’un joc…). </text:p>
            <text:p text:style-name="P20">Aproximació a les nocions de major que, menor que, igual que i a la representació d’estos.</text:p>
            <text:p text:style-name="P20">Utilització dels ordinals fins al desé en situacions d’aula i situacions personals (p. e., la llista i el nombre de germans).</text:p>
            <text:p text:style-name="P20">Introducció al sistema monetari de la Unió <text:soft-page-break/>Europea.</text:p>
            <text:p text:style-name="P20">Identificació del valor de les distintes monedes en relació a preus d’articles quotidians. </text:p>
            <text:p text:style-name="P46">Ús de diners (monedes de cèntims) per a adquirir un article segons el seu preu marcat. </text:p>
          </table:table-cell>
          <table:table-cell table:style-name="Tabla1.A4" office:value-type="string">
            <text:p text:style-name="P34">1rMAT.BL2.1 Llegir i escriure el valor de nombres naturals fins a dos xifres, en situacions de caràcter numèric d’aula i personals com ara edats, talles, estatures, la llista, l’orde en les tasques, jocs amb la intenció de mesurar, comptar, ordenar o comparar estos nombres utilitzant monedes, furgadents, gomets, etc.</text:p>
          </table:table-cell>
          <table:table-cell table:style-name="Tabla1.A4" office:value-type="string">
            <text:p text:style-name="P39"><text:span text:style-name="T18">1rMAT.BL2.1.1 Llig i escriu el valor de nombres naturals </text:span><text:span text:style-name="T19">fins a dos xifres</text:span><text:span text:style-name="T18">, en situacions de caràcter numèric d’aula i personals com ara edats, talles, estatures, la llista, l’orde en les tasques, jocs amb la intenció de mesurar, comptar, ordenar o comparar els estos números </text:span><text:span text:style-name="T19">utilitzant monedes, furgadents, gomets, etc.</text:span></text:p>
          </table:table-cell>
          <table:table-cell table:style-name="Tabla1.A4" office:value-type="string">
            <text:p text:style-name="P59">CMCT</text:p>
            <text:p text:style-name="P59">CCLI</text:p>
            <text:p text:style-name="P59">CSC</text:p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H4" office:value-type="string">
            <text:p text:style-name="P59"/>
          </table:table-cell>
        </table:table-row>
        <table:table-row table:style-name="Tabla1.1">
          <table:table-cell table:style-name="Tabla1.A18" table:number-rows-spanned="3" office:value-type="string">
            <text:p text:style-name="P21">Significat de les operacions de suma (situacions d’unir o afegir) i resta (situacions de llevar o separar).</text:p>
            <text:p text:style-name="P22">Vocabulari adequat: sumands, signes (+,-,=)…</text:p>
            <text:p text:style-name="P22">Utilització dels algoritmes escrits de suma portant i sense portar i resta sense portar. </text:p>
            <text:p text:style-name="P22">Construcció de sèries numèriques.</text:p>
            <text:p text:style-name="P22">Utilització de la calculadora amb criteri i autonomia per a assajar i investigar situacions de càlcul numèric.</text:p>
            <text:p text:style-name="P22">Resolució de problemes numèrics d’una operació amb sumes i restes, referits a situacions reals senzilles de canvi, combinació, igualació i comparació.</text:p>
          </table:table-cell>
          <table:table-cell table:style-name="Tabla1.B18" table:number-rows-spanned="3" office:value-type="string">
            <text:p text:style-name="P55"><text:span text:style-name="T26">1rMAT.BL2.2 </text:span><text:span text:style-name="T12">Sumar i restar nombres naturals de dos xifres amb qualsevol estratègia de càlcul (monedes, dits, objectes, calculadora per a investigar situacions numèriques senzilles, </text:span><text:span text:style-name="T18">etc.</text:span><text:span text:style-name="T12">), explicar el procés seguit per a fer-ho amb les pròpies paraules, dibuixos i algoritmes escrits. Identificar les operacions en situacions que requerisquen unir o afegir, llevar o separar.</text:span></text:p>
          </table:table-cell>
          <table:table-cell table:style-name="Tabla1.C16" office:value-type="string">
            <text:p text:style-name="P39"><text:span text:style-name="T26">1rMAT.BL2.2.1 </text:span><text:span text:style-name="T21">Suma i resta</text:span><text:span text:style-name="T28"> nombres naturals de dos xifres amb qualsevol estratègia de càlcul (monedes, dits, objectes, calculadora per a investigar situacions numèriques senzilles, </text:span><text:span text:style-name="T18">etc.</text:span><text:span text:style-name="T28">).</text:span></text:p>
          </table:table-cell>
          <table:table-cell table:style-name="Tabla1.D16" office:value-type="string">
            <text:p text:style-name="P59">CMCT</text:p>
            <text:p text:style-name="P59">CAA</text:p>
            <text:p text:style-name="P59">CSC</text:p>
            <text:p text:style-name="P59"/>
          </table:table-cell>
          <table:table-cell table:style-name="Tabla1.E16" office:value-type="string">
            <text:p text:style-name="P59"/>
          </table:table-cell>
          <table:table-cell table:style-name="Tabla1.F16" office:value-type="string">
            <text:p text:style-name="P59"/>
          </table:table-cell>
          <table:table-cell table:style-name="Tabla1.G16" office:value-type="string">
            <text:p text:style-name="P59"/>
          </table:table-cell>
          <table:table-cell table:style-name="Tabla1.H16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17" office:value-type="string">
            <text:p text:style-name="P55"><text:span text:style-name="T14">1rMAT.BL2.2.2 </text:span><text:span text:style-name="T8">Explica</text:span><text:span text:style-name="T12"> el procés seguit per a </text:span><text:span text:style-name="T8">sumar i restar</text:span><text:span text:style-name="T12"> nombres naturals de </text:span><text:span text:style-name="T8">dos xifres</text:span><text:span text:style-name="T12"> amb qualsevol estratègia de càlcul (monedes, dits, objectes, calculadora per a investigar situacions numèriques senzilles, </text:span><text:span text:style-name="T18">etc.</text:span><text:span text:style-name="T12">), amb les seues paraules, dibuixos i algoritmes escrits.</text:span></text:p>
          </table:table-cell>
          <table:table-cell table:style-name="Tabla1.D17" office:value-type="string">
            <text:p text:style-name="P59">CMCT</text:p>
            <text:p text:style-name="P59">CCLI</text:p>
            <text:p text:style-name="P59"/>
          </table:table-cell>
          <table:table-cell table:style-name="Tabla1.E17" office:value-type="string">
            <text:p text:style-name="P59"/>
          </table:table-cell>
          <table:table-cell table:style-name="Tabla1.F17" office:value-type="string">
            <text:p text:style-name="P59"/>
          </table:table-cell>
          <table:table-cell table:style-name="Tabla1.G17" office:value-type="string">
            <text:p text:style-name="P59"/>
          </table:table-cell>
          <table:table-cell table:style-name="Tabla1.H17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18" office:value-type="string">
            <text:p text:style-name="P17"><text:span text:style-name="T26">1rMAT.BL2.2.3 </text:span><text:span text:style-name="T21">Identifica les operacions</text:span><text:span text:style-name="T28"> en situacions que requerisquen </text:span><text:span text:style-name="T21">unir o afegir, llevar o separar</text:span><text:span text:style-name="T28">.</text:span></text:p>
          </table:table-cell>
          <table:table-cell table:style-name="Tabla1.D18" office:value-type="string">
            <text:p text:style-name="P59">CMCT</text:p>
          </table:table-cell>
          <table:table-cell table:style-name="Tabla1.E18" office:value-type="string">
            <text:p text:style-name="P59"/>
          </table:table-cell>
          <table:table-cell table:style-name="Tabla1.F18" office:value-type="string">
            <text:p text:style-name="P59"/>
          </table:table-cell>
          <table:table-cell table:style-name="Tabla1.G18" office:value-type="string">
            <text:p text:style-name="P59"/>
          </table:table-cell>
          <table:table-cell table:style-name="Tabla1.H18" office:value-type="string">
            <text:p text:style-name="P59"/>
          </table:table-cell>
        </table:table-row>
        <table:table-row table:style-name="Tabla1.13">
          <table:table-cell table:style-name="Tabla1.A2" table:number-columns-spanned="8" office:value-type="string">
            <text:p text:style-name="P30">BLOC 3. MES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61">CONTINGUTS</text:p>
          </table:table-cell>
          <table:table-cell table:style-name="Tabla1.A4" office:value-type="string">
            <text:p text:style-name="P60">CRITERIS D’AVALUACIÓ</text:p>
          </table:table-cell>
          <table:table-cell table:style-name="Tabla1.A4" office:value-type="string">
            <text:p text:style-name="P60">INDICADORS D’ÈXIT</text:p>
          </table:table-cell>
          <table:table-cell table:style-name="Tabla1.A4" office:value-type="string">
            <text:p text:style-name="P60">CCLV</text:p>
          </table:table-cell>
          <table:table-cell table:style-name="Tabla1.A4" office:value-type="string">
            <text:p text:style-name="P61">1<text:span text:style-name="T34">r</text:span> T</text:p>
          </table:table-cell>
          <table:table-cell table:style-name="Tabla1.A4" office:value-type="string">
            <text:p text:style-name="P61">2<text:span text:style-name="T34">n</text:span> T</text:p>
          </table:table-cell>
          <table:table-cell table:style-name="Tabla1.A4" office:value-type="string">
            <text:p text:style-name="P61">3<text:span text:style-name="T34">r</text:span> T</text:p>
          </table:table-cell>
          <table:table-cell table:style-name="Tabla1.H4" office:value-type="string">
            <text:p text:style-name="P61">FIN</text:p>
          </table:table-cell>
        </table:table-row>
        <table:table-row table:style-name="Tabla1.1">
          <table:table-cell table:style-name="Tabla1.A4" office:value-type="string">
            <text:p text:style-name="P28">Significat i utilitat del mesurament en la vida quotidiana (mesures corporals, talles, objectes, receptes, recipients…).</text:p>
            <text:p text:style-name="P29">Identificació de longituds i masses que definixen atributs dels objectes.</text:p>
            <text:p text:style-name="P29">Realització de mesures i utilització d’instruments convencionals (regle graduat, balança de pesos, rellotge d’agulles…) i no convencionals (pams, passos, taulells, cordes, pals, pots, botelles).</text:p>
            <text:p text:style-name="P29">Maneig del calendari i lectura de les hores <text:soft-page-break/>senceres en rellotges d’agulles.</text:p>
            <text:p text:style-name="P29">Unitats de mesura del temps: mitja hora, hora, dia, setmana, mes i any.</text:p>
            <text:p text:style-name="P29">Curiositat i interés per descobrir la mesura d’alguns objectes quotidians i la duració d’activitats habituals, així com per expressar els resultats amb unitats de mesura (quilogram, metre, dia i hora).</text:p>
            <text:p text:style-name="P23">Elaboració i utilització d’estratègies personals per a realitzar estimacions de mesures (distàncies, grandàries, pesos).</text:p>
          </table:table-cell>
          <table:table-cell table:style-name="Tabla1.A4" office:value-type="string">
            <text:p text:style-name="P15"><text:span text:style-name="T13">1rMAT.BL3.1 Utilitzar els instruments de mesura no convencionals (pams, passos, rajoles) i convencionals (regle graduat, balança de pesos, rellotge d’agulles, calendari, </text:span><text:span text:style-name="T18">etc.</text:span><text:span text:style-name="T13">) i les unitats (quilogram, metre, dia i hora) per a realitzar mesuraments de diferents magnituds (longitud, pes/massa i temps) d’objectes i espais del seu entorn immediat (aula i casa).</text:span></text:p>
          </table:table-cell>
          <table:table-cell table:style-name="Tabla1.A4" office:value-type="string">
            <text:p text:style-name="P15"><text:span text:style-name="T13">1rMAT.BL3.1.1 </text:span><text:span text:style-name="T7">Utilitza els instruments</text:span><text:span text:style-name="T13"> de mesura no convencionals (pams, passos, rajoles) i convencionals (regle graduat, balança de pesos, rellotge d’agulles, calendari, </text:span><text:span text:style-name="T18">etc.</text:span><text:span text:style-name="T13">) i les unitats (quilogram, metre, dia i hora) per a realitzar mesuraments de diferents magnituds (longitud, pes/massa i temps) d’objectes i espais del seu entorn immediat (aula i casa).</text:span></text:p>
          </table:table-cell>
          <table:table-cell table:style-name="Tabla1.A4" office:value-type="string">
            <text:p text:style-name="P59">CMCT</text:p>
            <text:p text:style-name="P59">CSC</text:p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H4" office:value-type="string">
            <text:p text:style-name="P59"/>
          </table:table-cell>
        </table:table-row>
        <table:table-row table:style-name="Tabla1.1">
          <table:table-cell table:style-name="Tabla1.A4" office:value-type="string">
            <text:p text:style-name="P28">Establiment de relacions temporals: ahir, hui, demà, l’any passat, etc.</text:p>
            <text:p text:style-name="P23">Resolució de problemes senzills de mesura relacionats amb objectes, fets i situacions de la vida quotidiana, seleccionant les operacions de suma i resta amb nombres naturals (fins a dos dígits) i utilitzant els algoritmes bàsics</text:p>
          </table:table-cell>
          <table:table-cell table:style-name="Tabla1.A4" office:value-type="string">
            <text:p text:style-name="P15"><text:span text:style-name="T27">1rMAT.BL3.2</text:span><text:span text:style-name="T13"> Utilitzar les unitats de mesura de temps (hora, dia, setmana, mes i any) i les seues relacions per a determinar la duració d’intervals de temps en situacions reals del seu entorn immediat (aula i casa).</text:span></text:p>
          </table:table-cell>
          <table:table-cell table:style-name="Tabla1.C22" office:value-type="string">
            <text:p text:style-name="P15"><text:span text:style-name="T27">1rMAT.BL3.2</text:span><text:span text:style-name="T13">.1 </text:span><text:span text:style-name="T7">Utilitza les unitats</text:span><text:span text:style-name="T13"> de mesura de temps (hora, dia, setmana, mes i any) i les seues relacions per a</text:span><text:span text:style-name="T7"> determinar</text:span><text:span text:style-name="T13"> la duració d’intervals de temps en situacions reals del seu entorn immediat (aula i casa).</text:span></text:p>
          </table:table-cell>
          <table:table-cell table:style-name="Tabla1.D22" office:value-type="string">
            <text:p text:style-name="P59">CMCT</text:p>
            <text:p text:style-name="P59">CSC</text:p>
          </table:table-cell>
          <table:table-cell table:style-name="Tabla1.E22" office:value-type="string">
            <text:p text:style-name="P59"/>
          </table:table-cell>
          <table:table-cell table:style-name="Tabla1.F22" office:value-type="string">
            <text:p text:style-name="P59"/>
          </table:table-cell>
          <table:table-cell table:style-name="Tabla1.G22" office:value-type="string">
            <text:p text:style-name="P59"/>
          </table:table-cell>
          <table:table-cell table:style-name="Tabla1.H22" office:value-type="string">
            <text:p text:style-name="P59"/>
          </table:table-cell>
        </table:table-row>
        <table:table-row table:style-name="Tabla1.13">
          <table:table-cell table:style-name="Tabla1.A2" table:number-columns-spanned="8" office:value-type="string">
            <text:p text:style-name="P54">BLOC 4. GEOMET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61">CONTINGUTS</text:p>
          </table:table-cell>
          <table:table-cell table:style-name="Tabla1.A4" office:value-type="string">
            <text:p text:style-name="P60">CRITERIS D’AVALUACIÓ</text:p>
          </table:table-cell>
          <table:table-cell table:style-name="Tabla1.A4" office:value-type="string">
            <text:p text:style-name="P60">INDICADORS D’ÈXIT</text:p>
          </table:table-cell>
          <table:table-cell table:style-name="Tabla1.A4" office:value-type="string">
            <text:p text:style-name="P60">CCLV</text:p>
          </table:table-cell>
          <table:table-cell table:style-name="Tabla1.A4" office:value-type="string">
            <text:p text:style-name="P61">1<text:span text:style-name="T34">r</text:span> T</text:p>
          </table:table-cell>
          <table:table-cell table:style-name="Tabla1.A4" office:value-type="string">
            <text:p text:style-name="P61">2<text:span text:style-name="T34">n</text:span> T</text:p>
          </table:table-cell>
          <table:table-cell table:style-name="Tabla1.A4" office:value-type="string">
            <text:p text:style-name="P61">3<text:span text:style-name="T34">r</text:span> T</text:p>
          </table:table-cell>
          <table:table-cell table:style-name="Tabla1.H4" office:value-type="string">
            <text:p text:style-name="P61">FIN</text:p>
          </table:table-cell>
        </table:table-row>
        <table:table-row table:style-name="Tabla1.1">
          <table:table-cell table:style-name="Tabla1.A4" office:value-type="string">
            <text:p text:style-name="P25">Identificació del quadrat, el rectangle i el cercle.<text:span text:style-name="T33"> </text:span></text:p>
          </table:table-cell>
          <table:table-cell table:style-name="Tabla1.A4" office:value-type="string">
            <text:p text:style-name="P53">1rMAT.BL4.1 Reproduir figures planes (formes rectangulars, triangulars i circulars) amb diferents materials manipulatius (p. e. palletes, furgadents, geoplans, trames de punts) per a identificar-les en el seu entorn immediat.</text:p>
          </table:table-cell>
          <table:table-cell table:style-name="Tabla1.A4" office:value-type="string">
            <text:p text:style-name="P51"><text:span text:style-name="T3">1rMAT.BL4.1.1 </text:span><text:span text:style-name="T4">Reproduïx</text:span><text:span text:style-name="T3"> </text:span><text:span text:style-name="T4">figures planes</text:span><text:span text:style-name="T3"> (formes rectangulars, triangulars i circulars) amb diferents </text:span><text:span text:style-name="T4">materials manipulatius (</text:span><text:span text:style-name="T3">p. e. palletes, furgadents, geoplans, trames de punts) per a </text:span><text:span text:style-name="T4">identificar-les</text:span><text:span text:style-name="T3"> en el seu entorn immediat.</text:span></text:p>
          </table:table-cell>
          <table:table-cell table:style-name="Tabla1.A4" office:value-type="string">
            <text:p text:style-name="P59">CMCT</text:p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H4" office:value-type="string">
            <text:p text:style-name="P59"/>
          </table:table-cell>
        </table:table-row>
        <table:table-row table:style-name="Tabla1.1">
          <table:table-cell table:style-name="Tabla1.A26" office:value-type="string">
            <text:p text:style-name="P47"><text:span text:style-name="T17">El </text:span><text:span text:style-name="T32">contorn.</text:span></text:p>
          </table:table-cell>
          <table:table-cell table:style-name="Tabla1.B26" office:value-type="string">
            <text:p text:style-name="P40">1rMAT.BL4.2 Calcular el contorn d’objectes de l’aula amb instruments de mesura no convencionals (pams, passos, rajoles, etc.).</text:p>
          </table:table-cell>
          <table:table-cell table:style-name="Tabla1.C26" office:value-type="string">
            <text:p text:style-name="P42"><text:span text:style-name="T9">1rMAT.BL4.2.1 </text:span><text:span text:style-name="T5">Calcula</text:span><text:span text:style-name="T9"> el </text:span><text:span text:style-name="T5">contorn</text:span><text:span text:style-name="T9"> d’objectes de l’aula amb instruments de </text:span><text:span text:style-name="T5">mesura no convencionals </text:span><text:span text:style-name="T9">(pams, passos, rajoles, etc.).</text:span></text:p>
          </table:table-cell>
          <table:table-cell table:style-name="Tabla1.D26" office:value-type="string">
            <text:p text:style-name="P59">CMCT</text:p>
            <text:p text:style-name="P59">CSC</text:p>
          </table:table-cell>
          <table:table-cell table:style-name="Tabla1.E26" office:value-type="string">
            <text:p text:style-name="P59"/>
          </table:table-cell>
          <table:table-cell table:style-name="Tabla1.F26" office:value-type="string">
            <text:p text:style-name="P59"/>
          </table:table-cell>
          <table:table-cell table:style-name="Tabla1.G26" office:value-type="string">
            <text:p text:style-name="P59"/>
          </table:table-cell>
          <table:table-cell table:style-name="Tabla1.H26" office:value-type="string">
            <text:p text:style-name="P59"/>
          </table:table-cell>
        </table:table-row>
        <table:table-row table:style-name="Tabla1.1">
          <table:table-cell table:style-name="Tabla1.A27" office:value-type="string">
            <text:p text:style-name="P45">Construcció i comparació de sòlids.</text:p>
          </table:table-cell>
          <table:table-cell table:style-name="Tabla1.B27" office:value-type="string">
            <text:p text:style-name="P40">1rMAT.BL4.3 Compondre cossos geomètrics (formes cúbiques i esfèriques) utilitzant diferents materials manipulatius (argila, plastilina, policubs, etc.) per a <text:soft-page-break/>identificar-los en l’entorn immediat (p. e. llandes de refrescos, caixes de galletes, pilota, etc.), i utilitzar un vocabulari informal (roda o no roda, formes corbes o rectes, etc.).</text:p>
          </table:table-cell>
          <table:table-cell table:style-name="Tabla1.C27" office:value-type="string">
            <text:p text:style-name="P42"><text:span text:style-name="T3">1rMAT.BL4.3.1 </text:span><text:span text:style-name="T4">Compon cossos geomètrics </text:span><text:span text:style-name="T3">(formes cúbiques i esfèriques) utilitzant diferents materials manipulatius (argila, plastilina, policubs, </text:span><text:soft-page-break/><text:span text:style-name="T3">etc.) per a </text:span><text:span text:style-name="T4">identificar-los</text:span><text:span text:style-name="T3"> en l’entorn immediat (p. e. llandes de refrescos, caixes de galletes, pilota, etc.), i utilitza un </text:span><text:span text:style-name="T4">vocabulari informal</text:span><text:span text:style-name="T3"> (roda o no roda, formes corbes o rectes, etc.).</text:span></text:p>
          </table:table-cell>
          <table:table-cell table:style-name="Tabla1.D27" office:value-type="string">
            <text:p text:style-name="P59">CMCT</text:p>
            <text:p text:style-name="P59">CCLI</text:p>
            <text:p text:style-name="P59"/>
          </table:table-cell>
          <table:table-cell table:style-name="Tabla1.E27" office:value-type="string">
            <text:p text:style-name="P59"/>
          </table:table-cell>
          <table:table-cell table:style-name="Tabla1.F27" office:value-type="string">
            <text:p text:style-name="P59"/>
          </table:table-cell>
          <table:table-cell table:style-name="Tabla1.G27" office:value-type="string">
            <text:p text:style-name="P59"/>
          </table:table-cell>
          <table:table-cell table:style-name="Tabla1.H27" office:value-type="string">
            <text:p text:style-name="P59"/>
          </table:table-cell>
        </table:table-row>
        <table:table-row table:style-name="Tabla1.1">
          <table:table-cell table:style-name="Tabla1.A28" office:value-type="string">
            <text:p text:style-name="P16"><text:span text:style-name="T3">Vocabulari: </text:span><text:span text:style-name="T15">damunt</text:span><text:span text:style-name="T3">, </text:span><text:span text:style-name="T15">davall</text:span><text:span text:style-name="T3">, </text:span><text:span text:style-name="T15">esquerra</text:span><text:span text:style-name="T3">, </text:span><text:span text:style-name="T15">dreta</text:span><text:span text:style-name="T3">, </text:span><text:span text:style-name="T15">al costat</text:span><text:span text:style-name="T3">, </text:span><text:span text:style-name="T15">davant</text:span><text:span text:style-name="T3"> , </text:span><text:span text:style-name="T15">darrere</text:span><text:span text:style-name="T3">, </text:span><text:span text:style-name="T15">dalt</text:span><text:span text:style-name="T3">, </text:span><text:span text:style-name="T15">baix</text:span><text:span text:style-name="T3">, </text:span><text:span text:style-name="T15">entre</text:span><text:span text:style-name="T3">.</text:span></text:p>
          </table:table-cell>
          <table:table-cell table:style-name="Tabla1.B28" office:value-type="string">
            <text:p text:style-name="P51"><text:span text:style-name="T3">1rMAT.BL4.4 Utilitzar els termes </text:span><text:span text:style-name="T15">damunt, davall, esquerra, dreta, al costat, davant, darrere, dalt, baix, entre</text:span><text:span text:style-name="T3"> per a descriure la posició d’un objecte respecte d’un altre en entorns personals.</text:span></text:p>
          </table:table-cell>
          <table:table-cell table:style-name="Tabla1.C28" office:value-type="string">
            <text:p text:style-name="P51"><text:span text:style-name="T3">1rMAT.BL4.4.1 </text:span><text:span text:style-name="T4">Utilitza els termes</text:span><text:span text:style-name="T3"> </text:span><text:span text:style-name="T15">damunt, davall, esquerra, dreta, al costat, davant, darrere, dalt, baix, entre</text:span><text:span text:style-name="T3"> per a descriure la posició d’un objecte respecte d’un altre en entorns personals.</text:span></text:p>
          </table:table-cell>
          <table:table-cell table:style-name="Tabla1.D28" office:value-type="string">
            <text:p text:style-name="P59">CMCT</text:p>
            <text:p text:style-name="P59">CCLI</text:p>
            <text:p text:style-name="P59"/>
          </table:table-cell>
          <table:table-cell table:style-name="Tabla1.E28" office:value-type="string">
            <text:p text:style-name="P59"/>
          </table:table-cell>
          <table:table-cell table:style-name="Tabla1.F28" office:value-type="string">
            <text:p text:style-name="P59"/>
          </table:table-cell>
          <table:table-cell table:style-name="Tabla1.G28" office:value-type="string">
            <text:p text:style-name="P59"/>
          </table:table-cell>
          <table:table-cell table:style-name="Tabla1.H28" office:value-type="string">
            <text:p text:style-name="P59"/>
          </table:table-cell>
        </table:table-row>
        <table:table-row table:style-name="Tabla1.1">
          <table:table-cell table:style-name="Tabla1.A30" table:number-rows-spanned="2" office:value-type="string">
            <text:p text:style-name="P35">Tots els continguts del bloc del nivell educatiu. </text:p>
          </table:table-cell>
          <table:table-cell table:style-name="Tabla1.B30" table:number-rows-spanned="2" office:value-type="string">
            <text:p text:style-name="P56"><text:span text:style-name="T3">1rMAT.BL</text:span><text:span text:style-name="T11">4.5 Identificar els elements geomètrics del nivell quan participa en algunes de les manifestacions artístiques més significatives que formen part de les tradicions culturals i festes locals, i expressar sensacions, gustos i experiències.</text:span></text:p>
          </table:table-cell>
          <table:table-cell table:style-name="Tabla1.C29" office:value-type="string">
            <text:p text:style-name="P56"><text:span text:style-name="T3">1rMAT.BL</text:span><text:span text:style-name="T11">4.5.1 </text:span><text:span text:style-name="T6">Identifica els elements geomètrics del nivell quan participa en algunes de les manifestacions artístiques més significatives que formen part </text:span><text:span text:style-name="T11">de les tradicions culturals i festes locals.</text:span><text:span text:style-name="T6"> </text:span></text:p>
          </table:table-cell>
          <table:table-cell table:style-name="Tabla1.D29" office:value-type="string">
            <text:p text:style-name="P59">CEC </text:p>
            <text:p text:style-name="P59"/>
          </table:table-cell>
          <table:table-cell table:style-name="Tabla1.E29" office:value-type="string">
            <text:p text:style-name="P59"/>
          </table:table-cell>
          <table:table-cell table:style-name="Tabla1.F29" office:value-type="string">
            <text:p text:style-name="P59"/>
          </table:table-cell>
          <table:table-cell table:style-name="Tabla1.G29" office:value-type="string">
            <text:p text:style-name="P59"/>
          </table:table-cell>
          <table:table-cell table:style-name="Tabla1.H29" office:value-type="string">
            <text:p text:style-name="P59"/>
          </table:table-cell>
        </table:table-row>
        <table:table-row table:style-name="Tabla1.1">
          <table:covered-table-cell/>
          <table:covered-table-cell/>
          <table:table-cell table:style-name="Tabla1.C30" office:value-type="string">
            <text:p text:style-name="P56"><text:span text:style-name="T3">1rMAT.BL</text:span><text:span text:style-name="T11">4.5.2 </text:span><text:span text:style-name="T3">Respecta</text:span><text:span text:style-name="T11"> les</text:span><text:span text:style-name="T6"> manifestacions artístiques més significatives que formen part de les tradicions culturals i festes locals en què apareixen els elements geomètrics del nivell</text:span><text:span text:style-name="T11"> i hi expressa les seues </text:span><text:span text:style-name="T6">sensacions, gustos, i experiències</text:span><text:span text:style-name="T11">.</text:span></text:p>
          </table:table-cell>
          <table:table-cell table:style-name="Tabla1.D30" office:value-type="string">
            <text:p text:style-name="P59">CSC</text:p>
          </table:table-cell>
          <table:table-cell table:style-name="Tabla1.E30" office:value-type="string">
            <text:p text:style-name="P59"/>
          </table:table-cell>
          <table:table-cell table:style-name="Tabla1.F30" office:value-type="string">
            <text:p text:style-name="P59"/>
          </table:table-cell>
          <table:table-cell table:style-name="Tabla1.G30" office:value-type="string">
            <text:p text:style-name="P59"/>
          </table:table-cell>
          <table:table-cell table:style-name="Tabla1.H30" office:value-type="string">
            <text:p text:style-name="P59"/>
          </table:table-cell>
        </table:table-row>
        <table:table-row table:style-name="Tabla1.13">
          <table:table-cell table:style-name="Tabla1.A2" table:number-columns-spanned="8" office:value-type="string">
            <text:p text:style-name="P31">BLOC 5. ESTADÍSTICA I PROBABILIT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61">CONTINGUTS</text:p>
          </table:table-cell>
          <table:table-cell table:style-name="Tabla1.A4" office:value-type="string">
            <text:p text:style-name="P60">CRITERIS D’AVALUACIÓ</text:p>
          </table:table-cell>
          <table:table-cell table:style-name="Tabla1.A4" office:value-type="string">
            <text:p text:style-name="P60">INDICADORS D’ÈXIT</text:p>
          </table:table-cell>
          <table:table-cell table:style-name="Tabla1.A4" office:value-type="string">
            <text:p text:style-name="P60">CCLV</text:p>
          </table:table-cell>
          <table:table-cell table:style-name="Tabla1.A4" office:value-type="string">
            <text:p text:style-name="P61">1<text:span text:style-name="T34">r</text:span> T</text:p>
          </table:table-cell>
          <table:table-cell table:style-name="Tabla1.A4" office:value-type="string">
            <text:p text:style-name="P61">2<text:span text:style-name="T34">n</text:span> T</text:p>
          </table:table-cell>
          <table:table-cell table:style-name="Tabla1.A4" office:value-type="string">
            <text:p text:style-name="P61">3<text:span text:style-name="T34">r</text:span> T</text:p>
          </table:table-cell>
          <table:table-cell table:style-name="Tabla1.H4" office:value-type="string">
            <text:p text:style-name="P61">FIN</text:p>
          </table:table-cell>
        </table:table-row>
        <table:table-row table:style-name="Tabla1.1">
          <table:table-cell table:style-name="Tabla1.A4" office:value-type="string">
            <text:p text:style-name="P26">Arreplega i classificació de dades qualitatives i quantitatives.</text:p>
            <text:p text:style-name="P24">Representació de pictogrames senzills.</text:p>
          </table:table-cell>
          <table:table-cell table:style-name="Tabla1.A4" office:value-type="string">
            <text:p text:style-name="P12"><text:span text:style-name="T3">1rMAT.BL5.1 Registrar dades personals (p. e. nombre de germans, joguets preferits, </text:span><text:span text:style-name="T18">etc.)</text:span><text:span text:style-name="T3"> en un pictograma, amb l’ajuda de diversos materials (p. e. adhesius, cubs, boles, </text:span><text:span text:style-name="T18">etc.)</text:span><text:span text:style-name="T3"> per a representar les dades recollides.</text:span></text:p>
          </table:table-cell>
          <table:table-cell table:style-name="Tabla1.A4" office:value-type="string">
            <text:p text:style-name="P12"><text:span text:style-name="T18">1rMAT.BL5.1.1 </text:span><text:span text:style-name="T4">Registra</text:span><text:span text:style-name="T3"> dades personals (p. e. nombre de germans, joguets preferits, </text:span><text:span text:style-name="T18">etc.)</text:span><text:span text:style-name="T3"> en un </text:span><text:span text:style-name="T4">pictograma</text:span><text:span text:style-name="T3">, amb l’ajuda de diversos materials (p. e. adhesius, cubs, boles, </text:span><text:span text:style-name="T18">etc.</text:span><text:span text:style-name="T3">) per a representar les dades recollides.</text:span></text:p>
          </table:table-cell>
          <table:table-cell table:style-name="Tabla1.A4" office:value-type="string">
            <text:p text:style-name="P59">CMCT</text:p>
            <text:p text:style-name="P59">CAA</text:p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A4" office:value-type="string">
            <text:p text:style-name="P59"/>
          </table:table-cell>
          <table:table-cell table:style-name="Tabla1.H4" office:value-type="string">
            <text:p text:style-name="P59"/>
          </table:table-cell>
        </table:table-row>
        <table:table-row table:style-name="Tabla1.1">
          <table:table-cell table:style-name="Tabla1.A34" office:value-type="string">
            <text:p text:style-name="P13"><text:span text:style-name="T27">Utilització del <text:s/>llenguatge propi de l’atzar: </text:span><text:span text:style-name="T29">possible</text:span><text:span text:style-name="T27">, </text:span><text:span text:style-name="T29">impossible</text:span><text:span text:style-name="T27">, </text:span><text:span text:style-name="T29">a vegades</text:span><text:span text:style-name="T27">.</text:span></text:p>
          </table:table-cell>
          <table:table-cell table:style-name="Tabla1.B34" office:value-type="string">
            <text:p text:style-name="P51"><text:span text:style-name="T3">1rMAT.BL5.2 </text:span><text:span text:style-name="T27">Formular preguntes simples sobre la vida quotidiana (“Demà hi haurà escola”, “Plourà?”...) per a diferenciar entre les expressions </text:span><text:span text:style-name="T29">possible, impossible, </text:span><text:soft-page-break/><text:span text:style-name="T29">a vegades</text:span><text:span text:style-name="T27">, amb l’objectiu d’utilitzar el llenguatge senzill de l’atzar.</text:span></text:p>
          </table:table-cell>
          <table:table-cell table:style-name="Tabla1.C34" office:value-type="string">
            <text:p text:style-name="P50"><text:span text:style-name="T9">1rMAT.BL5.2.1</text:span><text:span text:style-name="T5"> Formula preguntes </text:span><text:span text:style-name="T31">simples sobre la vida quotidiana (“Demà hi haurà escola”, “Plourà?”...) </text:span><text:span text:style-name="T22">per mitjà de l’ús de les expressions </text:span><text:span text:style-name="T30">possible, </text:span><text:soft-page-break/><text:span text:style-name="T30">impossible, a vegades</text:span><text:span text:style-name="T22"> </text:span><text:span text:style-name="T31">amb</text:span><text:span text:style-name="T27"> l’objectiu d’utilitzar el llenguatge senzill de l’atzar.</text:span></text:p>
          </table:table-cell>
          <table:table-cell table:style-name="Tabla1.D34" office:value-type="string">
            <text:p text:style-name="P59">CMCT</text:p>
            <text:p text:style-name="P59">CCLI</text:p>
          </table:table-cell>
          <table:table-cell table:style-name="Tabla1.E34" office:value-type="string">
            <text:p text:style-name="P59"/>
          </table:table-cell>
          <table:table-cell table:style-name="Tabla1.F34" office:value-type="string">
            <text:p text:style-name="P59"/>
          </table:table-cell>
          <table:table-cell table:style-name="Tabla1.G34" office:value-type="string">
            <text:p text:style-name="P59"/>
          </table:table-cell>
          <table:table-cell table:style-name="Tabla1.H34" office:value-type="string">
            <text:p text:style-name="P59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SimSun1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Arial Unicode MS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-normal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O-normal1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hidden="true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Standard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competencias" style:family="paragraph" style:parent-style-name="Table_20_Contents">
      <style:paragraph-properties style:line-height-at-least="0.353cm" fo:text-align="center" style:justify-single-word="false" style:vertical-align="auto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gris" style:family="paragraph" style:parent-style-name="Table_20_Contents">
      <style:paragraph-properties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Pa5" style:family="paragraph" style:parent-style-name="Standard">
      <style:text-properties fo:color="#000000"/>
    </style:style>
    <style:style style:name="Pa7" style:family="paragraph" style:parent-style-name="Standard">
      <style:text-properties fo:color="#000000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name-complex="Symbol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Absatz-Standardschriftart11111" style:family="text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Fuente_20_de_20_párrafo_20_predeter.1" style:display-name="WW-Fuente de párrafo predeter.1" style:family="text"/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WW-Fuente_20_de_20_párrafo_20_predeter." style:display-name="WW-Fuente de párrafo predeter." style:family="text"/>
    <style:style style:name="A7" style:family="text">
      <style:text-properties fo:color="#000000" style:font-name="Zapf Dingbats ITC" fo:font-family="'Zapf Dingbats ITC'" style:font-family-generic="roman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ca" fo:country="ES"/>
    </style:style>
    <style:style style:name="M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0.8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7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70.19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70.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span text:style-name="MT1"><text:s text:c="26"/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6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3_" style:display-name="3" style:page-layout-name="Mpm3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4_" style:display-name="4" style:page-layout-name="Mpm4" style:next-style-name="_37_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5_" style:display-name="5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6_" style:display-name="6" style:page-layout-name="Mpm6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7_" style:display-name="7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FIL D’ÀREA </dc:title>
    <meta:creation-date>2014-11-13T12:46:01.636000000</meta:creation-date>
    <dc:date>2016-07-31T02:34:38.695494698</dc:date>
    <meta:editing-cycles>195</meta:editing-cycles>
    <meta:editing-duration>PT19H42M51S</meta:editing-duration>
    <meta:generator>LibreOffice/4.2.8.2$Linux_X86_64 LibreOffice_project/420m0$Build-2</meta:generator>
    <meta:document-statistic meta:table-count="1" meta:image-count="0" meta:object-count="0" meta:page-count="6" meta:paragraph-count="190" meta:word-count="1990" meta:character-count="13515" meta:non-whitespace-character-count="11647"/>
  </office:meta>
</office:document-meta>
</file>